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crosoft Himalaya" svg:font-family="'Microsoft Himalay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icrosoft Himalaya" officeooo:rsid="000e2036" officeooo:paragraph-rsid="000e2036"/>
    </style:style>
    <style:style style:name="P2" style:family="paragraph">
      <loext:graphic-properties draw:fill="none" draw:fill-color="#ffffff"/>
      <style:text-properties style:font-name="Microsoft Himalaya" fo:font-size="40pt" style:font-size-asian="40pt" style:font-size-complex="40pt"/>
    </style:style>
    <style:style style:name="P3" style:family="paragraph">
      <loext:graphic-properties draw:fill="solid" draw:fill-color="#a3550d"/>
    </style:style>
    <style:style style:name="T1" style:family="text">
      <style:text-properties officeooo:rsid="000f1db4"/>
    </style:style>
    <style:style style:name="T2" style:family="text">
      <style:text-properties style:font-name="Microsoft Himalaya" fo:font-size="40pt" style:font-size-asian="40pt" style:font-size-complex="40pt"/>
    </style:style>
    <style:style style:name="T3" style:family="text">
      <style:text-properties style:font-name="Microsoft Himalaya" fo:font-size="28pt" style:font-size-asian="28pt" style:font-size-complex="28pt"/>
    </style:style>
    <style:style style:name="gr1" style:family="graphic">
      <style:graphic-properties draw:stroke="none" svg:stroke-color="#000000" draw:fill="none" draw:fill-color="#ffffff" fo:min-height="10.2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="solid" draw:fill-color="#a3550d" draw:textarea-horizontal-align="justify" draw:textarea-vertical-align="middle" draw:auto-grow-height="false" fo:min-height="11.007cm" fo:min-width="7.9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1" draw:style-name="gr2" draw:text-style-name="P3" svg:width="7.912cm" svg:height="11.007cm" svg:x="3.247cm" svg:y="3.637cm"><text:p/><draw:enhanced-geometry svg:viewBox="0 0 21600 21600" draw:type="rectangle" draw:enhanced-path="M 0 0 L 21600 0 21600 21600 0 21600 0 0 Z N"/></draw:custom-shape><draw:frame text:anchor-type="paragraph" draw:z-index="1" draw:name="Form2" draw:style-name="gr1" draw:text-style-name="P2" svg:width="7.224cm" svg:height="10.267cm" svg:x="3.565cm" svg:y="4.008cm"><draw:text-box><text:p><text:span text:style-name="T2">Controls:</text:span></text:p><text:p><text:span text:style-name="T2"/></text:p><text:p><text:span text:style-name="T3">Left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</text:span></text:p><text:p><text:span text:style-name="T3">Right</text:span><text:span text:style-name="T3"><text:tab/></text:span><text:span text:style-name="T3"><text:tab/></text:span><text:span text:style-name="T3"><text:tab/></text:span><text:span text:style-name="T3"><text:tab/></text:span><text:span text:style-name="T3">D</text:span></text:p><text:p><text:span text:style-name="T3">Jump</text:span><text:span text:style-name="T3"><text:tab/></text:span><text:span text:style-name="T3"><text:tab/></text:span><text:span text:style-name="T3"><text:tab/></text:span><text:span text:style-name="T3">SPACE</text:span></text:p><text:p><text:span text:style-name="T3">Shoot</text:span><text:span text:style-name="T3"><text:tab/></text:span><text:span text:style-name="T3"><text:tab/></text:span><text:span text:style-name="T3"><text:tab/></text:span><text:span text:style-name="T3"><text:tab/></text:span><text:span text:style-name="T3">W</text:span></text:p><text:p><text:span text:style-name="T3">Run faster</text:span><text:span text:style-name="T3"><text:tab/></text:span><text:span text:style-name="T3"> <text:s text:c="5"/>RSHIFT</text:span></text:p><text:p><text:span text:style-name="T3"/></text:p></draw:text-box></draw:frame><text:span text:style-name="T1">­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crosoft Himalaya" svg:font-family="'Microsoft Himalay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4T09:49:49.370000000</meta:creation-date>
    <dc:date>2021-09-04T10:27:35.682000000</dc:date>
    <meta:editing-duration>PT27M36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0.3.1$Windows_X86_64 LibreOffice_project/d7547858d014d4cf69878db179d326fc3483e082</meta:generator>
  </office:meta>
</office:document-meta>
</file>